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1" style:family="text">
      <style:text-properties style:font-name="Courier New"/>
    </style:style>
    <style:style style:name="T2" style:family="text">
      <style:text-properties style:font-name="Courier New"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unning contributions using the Tuscany Shell</text:h>
      <text:p text:style-name="Standard"/>
      <text:p text:style-name="Standard">To execute a sample contribution from the command line without needing to write any runtime launcher code you can use the Tuscany shell. The Shell provides a simple tool for loading and running SCA contributions. </text:p>
      <text:p text:style-name="Standard"/>
      <text:p text:style-name="Standard">The shell can be started using the tuscany.bat (windows) or tuscany.sh (linux) scripts provided in the /bin directory of the binary distribution. You can provide the name of a contribution as an argument in the following way </text:p>
      <text:p text:style-name="Standard"/>
      <text:p text:style-name="Standard"><text:s text:c="2"/><text:span text:style-name="T1">bin/tuscany.bat </text:span><text:span text:style-name="T2">location_of_contribution</text:span></text:p>
      <text:p text:style-name="Standard"/>
      <text:p text:style-name="Standard">The getting-started\helloworld contribution is a good contribution to start with if you want to give this a go. First change directory to the root of the Tuscany binary distribution. Then;</text:p>
      <text:p text:style-name="Standard"/>
      <text:p text:style-name="Standard">on Windows:</text:p>
      <text:p text:style-name="Standard"><text:s/></text:p>
      <text:p text:style-name="Standard"><text:s text:c="2"/><text:span text:style-name="T1">bin\tuscany.bat samples\getting-started\helloworld</text:span></text:p>
      <text:p text:style-name="Standard"/>
      <text:p text:style-name="Standard">on Linux:</text:p>
      <text:p text:style-name="Standard"/>
      <text:p text:style-name="Standard"><text:s text:c="2"/><text:span text:style-name="T1">bin/tuscany.sh samples/getting-started/helloworld</text:span></text:p>
      <text:p text:style-name="Standard"/>
      <text:p text:style-name="Standard">Once the Shell has started with one of those methods you can use Shell commands to explore</text:p>
      <text:p text:style-name="Standard">the SCA domain, for example, use the "installed" command to get the status of installed contributions, "services" to see the available component services, and you may test calling the helloworld service by using the "invoke" command:</text:p>
      <text:p text:style-name="Standard"/>
      <text:p text:style-name="Standard"><text:s text:c="3"/><text:span text:style-name="T1">invoke HelloworldComponent sayHello yourName</text:span></text:p>
      <text:p text:style-name="Standard"/>
      <text:p text:style-name="Standard">TODO – add more instructions on how to use the sh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 </meta:initial-creator>
    <meta:creation-date>2011-03-15T09:48:55.71</meta:creation-date>
    <meta:generator>OpenOffice.org/3.2$Win32 OpenOffice.org_project/320m12$Build-9483</meta:generator>
    <dc:date>2011-04-13T15:56:44.09</dc:date>
    <meta:editing-duration>PT00H42M13S</meta:editing-duration>
    <meta:editing-cycles>10</meta:editing-cycles>
    <meta:document-statistic meta:table-count="0" meta:image-count="0" meta:object-count="0" meta:page-count="1" meta:paragraph-count="14" meta:word-count="186" meta:character-count="1259"/>
  </office:meta>
</office:document-meta>
</file>